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>
      <style:paragraph-properties fo:text-align="justify" style:justify-single-word="false"/>
    </style:style>
    <style:style style:name="P4" style:family="paragraph" style:parent-style-name="Standard" style:list-style-name="L2">
      <style:paragraph-properties fo:text-align="justify" style:justify-single-word="false"/>
    </style:style>
    <style:style style:name="P5" style:family="paragraph" style:parent-style-name="Standard" style:list-style-name="L3">
      <style:paragraph-properties fo:text-align="justify" style:justify-single-word="false"/>
    </style:style>
    <style:style style:name="P6" style:family="paragraph" style:parent-style-name="Standard" style:list-style-name="L4">
      <style:paragraph-properties fo:text-align="justify" style:justify-single-word="false"/>
    </style:style>
    <style:style style:name="P7" style:family="paragraph" style:parent-style-name="Standard" style:list-style-name="L5">
      <style:paragraph-properties fo:text-align="justify" style:justify-single-word="false"/>
    </style:style>
    <style:style style:name="P8" style:family="paragraph" style:parent-style-name="Standard" style:list-style-name="L6">
      <style:paragraph-properties fo:text-align="justify" style:justify-single-word="false"/>
    </style:style>
    <style:style style:name="P9" style:family="paragraph" style:parent-style-name="Standard" style:list-style-name="L7">
      <style:paragraph-properties fo:text-align="justify" style:justify-single-word="false"/>
    </style:style>
    <style:style style:name="P10" style:family="paragraph" style:parent-style-name="Standard" style:list-style-name="L8">
      <style:paragraph-properties fo:text-align="justify" style:justify-single-word="false"/>
    </style:style>
    <style:style style:name="P11" style:family="paragraph" style:parent-style-name="Standard" style:list-style-name="L9">
      <style:paragraph-properties fo:text-align="justify" style:justify-single-word="false"/>
    </style:style>
    <style:style style:name="P12" style:family="paragraph" style:parent-style-name="Standard" style:list-style-name="L10">
      <style:paragraph-properties fo:text-align="justify" style:justify-single-word="false"/>
    </style:style>
    <style:style style:name="P13" style:family="paragraph" style:parent-style-name="Standard" style:list-style-name="L11">
      <style:paragraph-properties fo:text-align="justify" style:justify-single-word="false"/>
    </style:style>
    <style:style style:name="P14" style:family="paragraph" style:parent-style-name="Standard" style:list-style-name="L12">
      <style:paragraph-properties fo:text-align="justify" style:justify-single-word="false"/>
    </style:style>
    <style:style style:name="P15" style:family="paragraph" style:parent-style-name="Standard" style:list-style-name="L13">
      <style:paragraph-properties fo:text-align="justify" style:justify-single-word="false"/>
    </style:style>
    <style:style style:name="P16" style:family="paragraph" style:parent-style-name="Standard" style:list-style-name="L14">
      <style:paragraph-properties fo:text-align="justify" style:justify-single-word="false"/>
    </style:style>
    <style:style style:name="P17" style:family="paragraph" style:parent-style-name="Standard" style:list-style-name="L15">
      <style:paragraph-properties fo:text-align="justify" style:justify-single-word="false"/>
    </style:style>
    <style:style style:name="P18" style:family="paragraph" style:parent-style-name="Standard" style:list-style-name="L18">
      <style:paragraph-properties fo:text-align="justify" style:justify-single-word="false"/>
    </style:style>
    <style:style style:name="P19" style:family="paragraph" style:parent-style-name="Standard" style:list-style-name="L21">
      <style:paragraph-properties fo:text-align="justify" style:justify-single-word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4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7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1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OYAGER 7 FLIGHT CONTROL</text:p>
      <text:p text:style-name="P1"/>
      <text:list xml:id="list43403275" text:style-name="L1">
        <text:list-item>
          <text:p text:style-name="P3">Pre-launch.</text:p>
        </text:list-item>
      </text:list>
      <text:list xml:id="list43410952" text:style-name="L2">
        <text:list-item>
          <text:p text:style-name="P4">Attach S-IC component</text:p>
        </text:list-item>
        <text:list-item>
          <text:p text:style-name="P4">Tank S-IC component</text:p>
        </text:list-item>
        <text:list-item>
          <text:p text:style-name="P4">Attach S-II component</text:p>
        </text:list-item>
        <text:list-item>
          <text:p text:style-name="P4">Tank S-II component</text:p>
        </text:list-item>
        <text:list-item>
          <text:p text:style-name="P4">Attach S-IVB component</text:p>
        </text:list-item>
        <text:list-item>
          <text:p text:style-name="P4">Tank S-IVB component</text:p>
        </text:list-item>
        <text:list-item>
          <text:p text:style-name="P4">Engage Low-Gain Antenna</text:p>
        </text:list-item>
        <text:list-item>
          <text:p text:style-name="P4">Engage Main Engine</text:p>
        </text:list-item>
        <text:list-item>
          <text:p text:style-name="P4">Engage Ascending Propulsion System</text:p>
        </text:list-item>
      </text:list>
      <text:list xml:id="list43392925" text:style-name="L3">
        <text:list-item>
          <text:p text:style-name="P5">Ignition sequence start.</text:p>
        </text:list-item>
        <text:list-item>
          <text:p text:style-name="P5">Liftoff:</text:p>
        </text:list-item>
      </text:list>
      <text:list xml:id="list43401456" text:style-name="L4">
        <text:list-item>
          <text:p text:style-name="P6">Thrust set to „FULL”</text:p>
        </text:list-item>
      </text:list>
      <text:list xml:id="list43391156" text:style-name="L5">
        <text:list-item>
          <text:p text:style-name="P7">S-IC center engine cutoff:</text:p>
        </text:list-item>
      </text:list>
      <text:list xml:id="list43396191" text:style-name="L6">
        <text:list-item>
          <text:p text:style-name="P8">Action to be performed at 135. second (T+000:02:15)</text:p>
        </text:list-item>
      </text:list>
      <text:list xml:id="list43415017" text:style-name="L7">
        <text:list-item>
          <text:p text:style-name="P9">S-IC outboard cutoff.</text:p>
        </text:list-item>
      </text:list>
      <text:list xml:id="list43404119" text:style-name="L8">
        <text:list-item>
          <text:p text:style-name="P10">Action to be performed at 161. second (T+000:02:41)</text:p>
        </text:list-item>
      </text:list>
      <text:list xml:id="list43542425" text:continue-list="list43415017" text:style-name="L7">
        <text:list-item>
          <text:p text:style-name="P9">S-II center engine cutoff:</text:p>
        </text:list-item>
      </text:list>
      <text:list xml:id="list43398618" text:style-name="L9">
        <text:list-item>
          <text:p text:style-name="P11">Action to be performed at 461. second (T+000:07:41)</text:p>
        </text:list-item>
      </text:list>
      <text:list xml:id="list43504695" text:style-name="L21">
        <text:list-item>
          <text:p text:style-name="P19">S-II thrust correction:</text:p>
        </text:list-item>
      </text:list>
      <text:list xml:id="list43549312" text:continue-list="list43398618" text:style-name="L9">
        <text:list-item>
          <text:p text:style-name="P11">Thrust set to 60%</text:p>
        </text:list-item>
        <text:list-item>
          <text:p text:style-name="P11">Action to be performed at 501. second (T+000:08:21)</text:p>
        </text:list-item>
      </text:list>
      <text:list xml:id="list43414299" text:style-name="L10">
        <text:list-item>
          <text:p text:style-name="P12">S-II outboard engine cutoff:</text:p>
        </text:list-item>
      </text:list>
      <text:list xml:id="list43404661" text:style-name="L11">
        <text:list-item>
          <text:p text:style-name="P13">Action to be performed at 548. second (T+000:09:08)</text:p>
        </text:list-item>
      </text:list>
      <text:list xml:id="list43396809" text:style-name="L12">
        <text:list-item>
          <text:p text:style-name="P14">S-IVB 1st burn cutoff:</text:p>
        </text:list-item>
      </text:list>
      <text:list xml:id="list43386261" text:style-name="L13">
        <text:list-item>
          <text:p text:style-name="P15">Action to be performed at velocity 7792 m/s (T+000:11:39)</text:p>
        </text:list-item>
      </text:list>
      <text:list xml:id="list43412743" text:style-name="L14">
        <text:list-item>
          <text:p text:style-name="P16">Earth Parking Orbit insertion (~000:11:49).</text:p>
        </text:list-item>
      </text:list>
      <text:p text:style-name="P1"/>
      <text:p text:style-name="P1"/>
      <text:p text:style-name="P2">CENTER ENGINE CUTOFF</text:p>
      <text:p text:style-name="P1"><text:tab/>To perform center engine cutoff (S-IC, S-II) thrust must be set to 80%.</text:p>
      <text:p text:style-name="P1"/>
      <text:p text:style-name="P2">OUTBOARD CUTOFF</text:p>
      <text:list xml:id="list43392676" text:style-name="L15">
        <text:list-item>
          <text:p text:style-name="P17">Thrust set to „NULL”</text:p>
        </text:list-item>
        <text:list-item>
          <text:p text:style-name="P17">Disengage Ascending Propulsion System</text:p>
        </text:list-item>
        <text:list-item>
          <text:p text:style-name="P17">Detach component (S-IC, S-II) by pressing „DETACH” button in the control panel</text:p>
        </text:list-item>
        <text:list-item>
          <text:p text:style-name="P17">Engage Ascending Propulsion System</text:p>
        </text:list-item>
        <text:list-item>
          <text:p text:style-name="P17">Thrust set to „FULL”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00:14:07.48</meta:creation-date>
    <dc:date>2011-12-07T23:41:53.38</dc:date>
    <meta:editing-duration>PT14M20S</meta:editing-duration>
    <meta:editing-cycles>10</meta:editing-cycles>
    <meta:generator>LibreOffice/3.4$Win32 LibreOffice_project/340m1$Build-12</meta:generator>
    <meta:document-statistic meta:table-count="0" meta:image-count="0" meta:object-count="0" meta:page-count="1" meta:paragraph-count="0" meta:word-count="199" meta:character-count="1141" meta:non-whitespace-character-count="1009"/>
  </office:meta>
</office:document-meta>
</file>